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75e4" officeooo:paragraph-rsid="001175e4"/>
    </style:style>
    <style:style style:name="P2" style:family="paragraph" style:parent-style-name="Standard">
      <style:text-properties fo:color="#c9211e" loext:opacity="100%" officeooo:rsid="001175e4" officeooo:paragraph-rsid="001175e4"/>
    </style:style>
    <style:style style:name="P3" style:family="paragraph" style:parent-style-name="Standard">
      <style:text-properties fo:color="#000000" loext:opacity="100%" officeooo:rsid="001175e4" officeooo:paragraph-rsid="001175e4"/>
    </style:style>
    <style:style style:name="T1" style:family="text">
      <style:text-properties fo:color="#c9211e" loext:opacity="100%"/>
    </style:style>
    <style:style style:name="T2" style:family="text">
      <style:text-properties fo:color="#2a6099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 run –name HTTPS -p 80:80 <text:span text:style-name="T2">-p 443:443</text:span> <text:span text:style-name="T1">-v /home/… <text:s/>:/usr/local/apache2/htdocs/ httpd</text:span></text:p>
      <text:p text:style-name="P1"/>
      <text:p text:style-name="P2">#para la creación del volumen <text:span text:style-name="T2">#para acceder de forma segura</text:span></text:p>
      <text:p text:style-name="P3">Ya podemos acceder por el puerto 80… sin embargo al intentarlo por el puerto 443 no estará habilitado… tenemos que generar los permisos (ver certificados SSL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8T05:35:49.392749720</meta:creation-date>
    <dc:date>2022-10-28T05:43:59.497057624</dc:date>
    <meta:editing-duration>PT8M10S</meta:editing-duration>
    <meta:editing-cycles>1</meta:editing-cycles>
    <meta:document-statistic meta:table-count="0" meta:image-count="0" meta:object-count="0" meta:page-count="1" meta:paragraph-count="3" meta:word-count="48" meta:character-count="305" meta:non-whitespace-character-count="259"/>
    <meta:generator>LibreOffice/7.3.6.2$Linux_X86_64 LibreOffice_project/30$Build-2</meta:generator>
  </office:meta>
</office:document-meta>
</file>